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SUM([.A2:.A71])" office:value-type="float" office:value="138" calcext:value-type="float">
            <text:p>138</text:p>
          </table:table-cell>
          <table:table-cell table:style-name="ce2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00/00/00</text:date>, <text:time style:data-style-name="N2" text:time-value="18:20:45.042857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7T18:24:48.253943757</dc:date>
    <meta:creation-date>2014-12-14T08:12:00Z</meta:creation-date>
    <meta:editing-cycles>524</meta:editing-cycles>
    <meta:editing-duration>PT22H29M29S</meta:editing-duration>
    <meta:generator>LibreOffice/6.0.7.3$Linux_X86_64 LibreOffice_project/00m0$Build-3</meta:generator>
    <meta:document-statistic meta:table-count="9" meta:cell-count="1575" meta:object-count="0"/>
  </office:meta>
</office:document-meta>
</file>